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boardgame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1" office:value-type="string" calcext:value-type="string">
            <text:p>year in</text:p>
          </table:table-cell>
          <table:table-cell table:style-name="ce1" office:value-type="string" calcext:value-type="string">
            <text:p>year ou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4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4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4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4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8" office:value-type="float" office:value="1967" calcext:value-type="float">
            <text:p>1967</text:p>
          </table:table-cell>
          <table:table-cell table:style-name="ce8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8" office:value-type="float" office:value="1985" calcext:value-type="float">
            <text:p>1985</text:p>
          </table:table-cell>
          <table:table-cell table:style-name="ce8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8" office:value-type="float" office:value="1964" calcext:value-type="float">
            <text:p>196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8" office:value-type="float" office:value="2011" calcext:value-type="float">
            <text:p>2011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8" office:value-type="float" office:value="2014" calcext:value-type="float">
            <text:p>2014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8" office:value-type="float" office:value="1983" calcext:value-type="float">
            <text:p>1983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8" office:value-type="float" office:value="2000" calcext:value-type="float">
            <text:p>2000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8" office:value-type="float" office:value="2001" calcext:value-type="float">
            <text:p>2001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4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4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4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4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4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5" table:default-cell-style-name="ce4"/>
        <table:table-column table:style-name="co3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4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4"/>
        <table:table-column table:style-name="co4" table:default-cell-style-name="ce1"/>
        <table:table-column table:style-name="co14" table:default-cell-style-name="ce1"/>
        <table:table-column table:style-name="co15" table:default-cell-style-name="ce4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6" table:default-cell-style-name="ce4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1" office:value-type="string" calcext:value-type="string">
            <text:p>IAFL</text:p>
          </table:table-cell>
          <table:table-cell table:style-name="ce1" office:value-type="string" calcext:value-type="string">
            <text:p>core</text:p>
          </table:table-cell>
          <table:table-cell table:style-name="ce4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38:56.1125500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2-01-11T10:09:24.260668532</dc:date>
    <meta:editing-duration>P4DT23H33M29S</meta:editing-duration>
    <meta:editing-cycles>69</meta:editing-cycles>
    <meta:generator>LibreOffice/7.2.2.2$Linux_X86_64 LibreOffice_project/20$Build-2</meta:generator>
    <dc:creator>Jérôme Quelin</dc:creator>
    <meta:document-statistic meta:table-count="6" meta:cell-count="5838" meta:object-count="0"/>
  </office:meta>
</office:document-meta>
</file>